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MatcherFromInterface.describeMismatch( Object item , Description mismatch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ticIntMatcherFromInterface.describeMismatch( Object item , Description mismatch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ticIntMatcherFromInterface.matche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classGenericMatcherFromInterface.matche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IntMatcherSubclass.matche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GenericTypeExtractorTest.findsGeneric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IntMatcher.matche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GenericTypeExtractorTest.matche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IntMatcher.matche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GenericMatcherFromInterface.matche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GenericMatcherFromInterface.describeTo( Description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nGenericMatcher.matche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IntMatcherSubclass.describeTo( Description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MatcherFromInterface.matche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GenericMatcherFromInterface.describeMismatch( Object item , Description mismatch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ticIntMatcher.describeTo( Description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nGenericMatcher.describeTo( Description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Matcher.describeTo( Description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ubclassGenericMatcherFromInterface.describeMismatch( Object item , Description mismatch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ubclassGenericMatcherFromInterface.describeTo( Description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ticIntMatcherFromInterface.describeTo( Description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MatcherFromInterface.describeTo( Description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cherGenericTypeExtractorTest.describeMismatch( Object item , Description mismatch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cherGenericTypeExtractorTest.describeTo( Description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